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ec05" officeooo:paragraph-rsid="001eec05"/>
    </style:style>
    <style:style style:name="P2" style:family="paragraph" style:parent-style-name="Standard">
      <style:text-properties officeooo:rsid="001eec05" officeooo:paragraph-rsid="001eec05"/>
    </style:style>
    <style:style style:name="P3" style:family="paragraph" style:parent-style-name="Standard">
      <style:text-properties officeooo:rsid="00200175" officeooo:paragraph-rsid="00200175"/>
    </style:style>
    <style:style style:name="T1" style:family="text">
      <style:text-properties officeooo:rsid="002069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ências de Livros</text:p>
      <text:p text:style-name="P1"/>
      <text:p text:style-name="P1">HTML 5 – Mark Pilgrim</text:p>
      <text:p text:style-name="P1"/>
      <text:p text:style-name="P1">CSS Eric Meyer</text:p>
      <text:p text:style-name="P1"/>
      <text:p text:style-name="P1">Flex in CSS Estelle Weyl</text:p>
      <text:p text:style-name="P1"/>
      <text:p text:style-name="P1">Grid Layout in CSS Eric Meyer</text:p>
      <text:p text:style-name="P1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9T02:58:19.341000000</dc:date>
    <meta:editing-duration>PT36M44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5" meta:word-count="21" meta:character-count="109" meta:non-whitespace-character-count="92"/>
  </office:meta>
</office:document-meta>
</file>